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arsPredictions" style:family="table">
      <style:table-properties style:width="7.125in" fo:margin-left="0in" table:align="left"/>
    </style:style>
    <style:style style:name="CarsPredictions.A" style:family="table-column">
      <style:table-column-properties style:column-width="1.3847in"/>
    </style:style>
    <style:style style:name="CarsPredictions.C" style:family="table-column">
      <style:table-column-properties style:column-width="1.3854in"/>
    </style:style>
    <style:style style:name="CarsPredictions.E" style:family="table-column">
      <style:table-column-properties style:column-width="1.5854in"/>
    </style:style>
    <style:style style:name="CarsPrediction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rsPredictions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arsPrediction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arsPredictions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etalPredictions" style:family="table">
      <style:table-properties style:width="6.9375in" fo:margin-left="0in" table:align="left"/>
    </style:style>
    <style:style style:name="PetalPredictions.A" style:family="table-column">
      <style:table-column-properties style:column-width="0.9861in"/>
    </style:style>
    <style:style style:name="PetalPredictions.B" style:family="table-column">
      <style:table-column-properties style:column-width="0.9875in"/>
    </style:style>
    <style:style style:name="PetalPredictions.C" style:family="table-column">
      <style:table-column-properties style:column-width="0.9868in"/>
    </style:style>
    <style:style style:name="PetalPredictions.E" style:family="table-column">
      <style:table-column-properties style:column-width="0.9958in"/>
    </style:style>
    <style:style style:name="PetalPredictions.F" style:family="table-column">
      <style:table-column-properties style:column-width="0.9965in"/>
    </style:style>
    <style:style style:name="PetalPredictions.G" style:family="table-column">
      <style:table-column-properties style:column-width="0.9972in"/>
    </style:style>
    <style:style style:name="PetalPrediction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talPredictions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etalPrediction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etalPredictions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112d" officeooo:paragraph-rsid="0004112d"/>
    </style:style>
    <style:style style:name="P2" style:family="paragraph" style:parent-style-name="Standard">
      <style:text-properties officeooo:rsid="0004112d" officeooo:paragraph-rsid="0004112d"/>
    </style:style>
    <style:style style:name="P3" style:family="paragraph" style:parent-style-name="Standard">
      <style:text-properties officeooo:rsid="0003d304" officeooo:paragraph-rsid="0003d304"/>
    </style:style>
    <style:style style:name="P4" style:family="paragraph" style:parent-style-name="Standard">
      <style:text-properties style:font-name="Liberation Serif" fo:font-size="12pt" officeooo:rsid="0003d304" officeooo:paragraph-rsid="0003d304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rsid="0003d304" officeooo:paragraph-rsid="0003d304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3d304" officeooo:paragraph-rsid="0004312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3d304" officeooo:paragraph-rsid="00056f0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3d304" officeooo:paragraph-rsid="00065c1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4312c" officeooo:paragraph-rsid="0004312c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312c" officeooo:paragraph-rsid="00065c15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65c15" officeooo:paragraph-rsid="00065c15" style:font-size-asian="12pt" style:font-size-complex="12pt"/>
    </style:style>
    <style:style style:name="P12" style:family="paragraph" style:parent-style-name="Standard" style:list-style-name="L1">
      <style:text-properties style:font-name="Liberation Serif" fo:font-size="12pt" fo:font-weight="bold" officeooo:rsid="0003d304" officeooo:paragraph-rsid="0003d304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Liberation Serif" fo:font-size="12pt" fo:font-weight="bold" officeooo:rsid="0003d304" officeooo:paragraph-rsid="0004312c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Liberation Serif" fo:font-size="12pt" fo:font-weight="bold" officeooo:rsid="0003d304" officeooo:paragraph-rsid="00056f0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04312c" officeooo:paragraph-rsid="0004312c"/>
    </style:style>
    <style:style style:name="P18" style:family="paragraph" style:list-style-name="L1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31f20" fo:letter-spacing="normal" fo:font-style="normal"/>
    </style:style>
    <style:style style:name="T2" style:family="text">
      <style:text-properties fo:font-variant="normal" fo:text-transform="none" fo:color="#231f20" fo:letter-spacing="normal" fo:font-style="normal" fo:font-weight="normal"/>
    </style:style>
    <style:style style:name="T3" style:family="text">
      <style:text-properties fo:font-variant="normal" fo:text-transform="none" fo:color="#231f20" fo:letter-spacing="normal" fo:font-style="normal" fo:font-weight="normal" style:font-style-asian="italic" style:font-style-complex="italic"/>
    </style:style>
    <style:style style:name="T4" style:family="text">
      <style:text-properties fo:font-variant="normal" fo:text-transform="none" fo:color="#231f20" fo:letter-spacing="normal" fo:font-style="normal" fo:font-weight="normal" officeooo:rsid="00056aa1" style:font-style-asian="italic" style:font-style-complex="italic"/>
    </style:style>
    <style:style style:name="T5" style:family="text">
      <style:text-properties fo:font-variant="normal" fo:text-transform="none" fo:color="#231f20" fo:letter-spacing="normal" fo:font-style="normal" officeooo:rsid="0004312c"/>
    </style:style>
    <style:style style:name="T6" style:family="text">
      <style:text-properties fo:font-variant="normal" fo:text-transform="none" fo:color="#231f20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231f20" fo:letter-spacing="normal" fo:font-style="italic" fo:font-weight="normal" officeooo:rsid="00056aa1" style:font-style-asian="italic" style:font-style-complex="italic"/>
    </style:style>
    <style:style style:name="T8" style:family="text">
      <style:text-properties fo:font-variant="normal" fo:text-transform="none" fo:color="#231f20" style:font-name="Liberation Serif" fo:font-size="12pt" fo:letter-spacing="normal" fo:font-style="italic" fo:font-weight="normal" officeooo:rsid="0004312c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: Danielle Sherman</text:p>
      <text:p text:style-name="P1"/>
      <text:p text:style-name="P1">Subject: Customer Buying Patterns Analysis</text:p>
      <text:p text:style-name="P1"/>
      <text:p text:style-name="P1">Danielle,</text:p>
      <text:p text:style-name="P1"/>
      <text:p text:style-name="P3">Here are my notes from my analysis per your request:</text:p>
      <text:p text:style-name="P4"/>
      <text:list xml:id="list2247292421" text:style-name="L1">
        <text:list-item>
          <text:p text:style-name="P12"><text:span text:style-name="T1">My predictions concerning how far a certain car can travel based on speed.</text:span> </text:p>
          <text:p text:style-name="P5"/>
        </text:list-item>
      </text:list>
      <table:table table:name="CarsPredictions" table:style-name="CarsPredictions">
        <table:table-column table:style-name="CarsPredictions.A" table:number-columns-repeated="2"/>
        <table:table-column table:style-name="CarsPredictions.C"/>
        <table:table-column table:style-name="CarsPredictions.A"/>
        <table:table-column table:style-name="CarsPredictions.E"/>
        <table:table-row>
          <table:table-cell table:style-name="CarsPredictions.A1" office:value-type="string">
            <text:p text:style-name="P15">TestRecord</text:p>
          </table:table-cell>
          <table:table-cell table:style-name="CarsPredictions.A1" office:value-type="string">
            <text:p text:style-name="P15">name.of.car</text:p>
          </table:table-cell>
          <table:table-cell table:style-name="CarsPredictions.A1" office:value-type="string">
            <text:p text:style-name="P15">speed.of.car</text:p>
          </table:table-cell>
          <table:table-cell table:style-name="CarsPredictions.A1" office:value-type="string">
            <text:p text:style-name="P15">distance.of.car</text:p>
          </table:table-cell>
          <table:table-cell table:style-name="CarsPredictions.E1" office:value-type="string">
            <text:p text:style-name="P17">Predicted Distance</text:p>
          </table:table-cell>
        </table:table-row>
        <table:table-row>
          <table:table-cell table:style-name="CarsPredictions.A2" office:value-type="string">
            <text:p text:style-name="P15">1</text:p>
          </table:table-cell>
          <table:table-cell table:style-name="CarsPredictions.A2" office:value-type="string">
            <text:p text:style-name="P15">Ford</text:p>
          </table:table-cell>
          <table:table-cell table:style-name="CarsPredictions.A2" office:value-type="string">
            <text:p text:style-name="P16">4</text:p>
          </table:table-cell>
          <table:table-cell table:style-name="CarsPredictions.A2" office:value-type="string">
            <text:p text:style-name="P16">2</text:p>
          </table:table-cell>
          <table:table-cell table:style-name="CarsPredictions.E2" office:value-type="string">
            <text:p text:style-name="P16">-14.9541490857947</text:p>
          </table:table-cell>
        </table:table-row>
        <table:table-row>
          <table:table-cell table:style-name="CarsPredictions.A2" office:value-type="string">
            <text:p text:style-name="P15">2</text:p>
          </table:table-cell>
          <table:table-cell table:style-name="CarsPredictions.A2" office:value-type="string">
            <text:p text:style-name="P15">Jeep</text:p>
          </table:table-cell>
          <table:table-cell table:style-name="CarsPredictions.A2" office:value-type="string">
            <text:p text:style-name="P16">4</text:p>
          </table:table-cell>
          <table:table-cell table:style-name="CarsPredictions.A2" office:value-type="string">
            <text:p text:style-name="P16">4</text:p>
          </table:table-cell>
          <table:table-cell table:style-name="CarsPredictions.E2" office:value-type="string">
            <text:p text:style-name="P16">-14.9541490857947</text:p>
          </table:table-cell>
        </table:table-row>
        <table:table-row>
          <table:table-cell table:style-name="CarsPredictions.A2" office:value-type="string">
            <text:p text:style-name="P15">6</text:p>
          </table:table-cell>
          <table:table-cell table:style-name="CarsPredictions.A2" office:value-type="string">
            <text:p text:style-name="P15">BMW</text:p>
          </table:table-cell>
          <table:table-cell table:style-name="CarsPredictions.A2" office:value-type="string">
            <text:p text:style-name="P16">9</text:p>
          </table:table-cell>
          <table:table-cell table:style-name="CarsPredictions.A2" office:value-type="string">
            <text:p text:style-name="P16">16</text:p>
          </table:table-cell>
          <table:table-cell table:style-name="CarsPredictions.E2" office:value-type="string">
            <text:p text:style-name="P16">10.4132911392405</text:p>
          </table:table-cell>
        </table:table-row>
        <table:table-row>
          <table:table-cell table:style-name="CarsPredictions.A2" office:value-type="string">
            <text:p text:style-name="P15">16</text:p>
          </table:table-cell>
          <table:table-cell table:style-name="CarsPredictions.A2" office:value-type="string">
            <text:p text:style-name="P15">GMC</text:p>
          </table:table-cell>
          <table:table-cell table:style-name="CarsPredictions.A2" office:value-type="string">
            <text:p text:style-name="P16">13</text:p>
          </table:table-cell>
          <table:table-cell table:style-name="CarsPredictions.A2" office:value-type="string">
            <text:p text:style-name="P16">26</text:p>
          </table:table-cell>
          <table:table-cell table:style-name="CarsPredictions.E2" office:value-type="string">
            <text:p text:style-name="P16">30.7072433192686</text:p>
          </table:table-cell>
        </table:table-row>
        <table:table-row>
          <table:table-cell table:style-name="CarsPredictions.A2" office:value-type="string">
            <text:p text:style-name="P15">18</text:p>
          </table:table-cell>
          <table:table-cell table:style-name="CarsPredictions.A2" office:value-type="string">
            <text:p text:style-name="P15">Chrysler</text:p>
          </table:table-cell>
          <table:table-cell table:style-name="CarsPredictions.A2" office:value-type="string">
            <text:p text:style-name="P16">13</text:p>
          </table:table-cell>
          <table:table-cell table:style-name="CarsPredictions.A2" office:value-type="string">
            <text:p text:style-name="P16">28</text:p>
          </table:table-cell>
          <table:table-cell table:style-name="CarsPredictions.E2" office:value-type="string">
            <text:p text:style-name="P16">30.7072433192686</text:p>
          </table:table-cell>
        </table:table-row>
        <table:table-row>
          <table:table-cell table:style-name="CarsPredictions.A2" office:value-type="string">
            <text:p text:style-name="P15">20</text:p>
          </table:table-cell>
          <table:table-cell table:style-name="CarsPredictions.A2" office:value-type="string">
            <text:p text:style-name="P15">Acura</text:p>
          </table:table-cell>
          <table:table-cell table:style-name="CarsPredictions.A2" office:value-type="string">
            <text:p text:style-name="P16">14</text:p>
          </table:table-cell>
          <table:table-cell table:style-name="CarsPredictions.A2" office:value-type="string">
            <text:p text:style-name="P16">32</text:p>
          </table:table-cell>
          <table:table-cell table:style-name="CarsPredictions.E2" office:value-type="string">
            <text:p text:style-name="P16">35.7807313642756</text:p>
          </table:table-cell>
        </table:table-row>
        <table:table-row>
          <table:table-cell table:style-name="CarsPredictions.A2" office:value-type="string">
            <text:p text:style-name="P15">22</text:p>
          </table:table-cell>
          <table:table-cell table:style-name="CarsPredictions.A2" office:value-type="string">
            <text:p text:style-name="P15">Chevrolet</text:p>
          </table:table-cell>
          <table:table-cell table:style-name="CarsPredictions.A2" office:value-type="string">
            <text:p text:style-name="P16">14</text:p>
          </table:table-cell>
          <table:table-cell table:style-name="CarsPredictions.A2" office:value-type="string">
            <text:p text:style-name="P16">34</text:p>
          </table:table-cell>
          <table:table-cell table:style-name="CarsPredictions.E2" office:value-type="string">
            <text:p text:style-name="P16">35.7807313642756</text:p>
          </table:table-cell>
        </table:table-row>
        <table:table-row>
          <table:table-cell table:style-name="CarsPredictions.A2" office:value-type="string">
            <text:p text:style-name="P15">23</text:p>
          </table:table-cell>
          <table:table-cell table:style-name="CarsPredictions.A2" office:value-type="string">
            <text:p text:style-name="P15">Buick</text:p>
          </table:table-cell>
          <table:table-cell table:style-name="CarsPredictions.A2" office:value-type="string">
            <text:p text:style-name="P16">14</text:p>
          </table:table-cell>
          <table:table-cell table:style-name="CarsPredictions.A2" office:value-type="string">
            <text:p text:style-name="P16">34</text:p>
          </table:table-cell>
          <table:table-cell table:style-name="CarsPredictions.E2" office:value-type="string">
            <text:p text:style-name="P16">35.7807313642756</text:p>
          </table:table-cell>
        </table:table-row>
        <table:table-row>
          <table:table-cell table:style-name="CarsPredictions.A2" office:value-type="string">
            <text:p text:style-name="P15">34</text:p>
          </table:table-cell>
          <table:table-cell table:style-name="CarsPredictions.A2" office:value-type="string">
            <text:p text:style-name="P15">Land Rover</text:p>
          </table:table-cell>
          <table:table-cell table:style-name="CarsPredictions.A2" office:value-type="string">
            <text:p text:style-name="P16">18</text:p>
          </table:table-cell>
          <table:table-cell table:style-name="CarsPredictions.A2" office:value-type="string">
            <text:p text:style-name="P16">52</text:p>
          </table:table-cell>
          <table:table-cell table:style-name="CarsPredictions.E2" office:value-type="string">
            <text:p text:style-name="P16">56.0746835443038</text:p>
          </table:table-cell>
        </table:table-row>
        <table:table-row>
          <table:table-cell table:style-name="CarsPredictions.A2" office:value-type="string">
            <text:p text:style-name="P15">35</text:p>
          </table:table-cell>
          <table:table-cell table:style-name="CarsPredictions.A2" office:value-type="string">
            <text:p text:style-name="P15">Lexus</text:p>
          </table:table-cell>
          <table:table-cell table:style-name="CarsPredictions.A2" office:value-type="string">
            <text:p text:style-name="P16">18</text:p>
          </table:table-cell>
          <table:table-cell table:style-name="CarsPredictions.A2" office:value-type="string">
            <text:p text:style-name="P16">54</text:p>
          </table:table-cell>
          <table:table-cell table:style-name="CarsPredictions.E2" office:value-type="string">
            <text:p text:style-name="P16">56.0746835443038</text:p>
          </table:table-cell>
        </table:table-row>
        <table:table-row>
          <table:table-cell table:style-name="CarsPredictions.A2" office:value-type="string">
            <text:p text:style-name="P15">38</text:p>
          </table:table-cell>
          <table:table-cell table:style-name="CarsPredictions.A2" office:value-type="string">
            <text:p text:style-name="P15">Nissan</text:p>
          </table:table-cell>
          <table:table-cell table:style-name="CarsPredictions.A2" office:value-type="string">
            <text:p text:style-name="P16">19</text:p>
          </table:table-cell>
          <table:table-cell table:style-name="CarsPredictions.A2" office:value-type="string">
            <text:p text:style-name="P16">56</text:p>
          </table:table-cell>
          <table:table-cell table:style-name="CarsPredictions.E2" office:value-type="string">
            <text:p text:style-name="P16">61.1481715893108</text:p>
          </table:table-cell>
        </table:table-row>
        <table:table-row>
          <table:table-cell table:style-name="CarsPredictions.A2" office:value-type="string">
            <text:p text:style-name="P15">39</text:p>
          </table:table-cell>
          <table:table-cell table:style-name="CarsPredictions.A2" office:value-type="string">
            <text:p text:style-name="P15">GMC</text:p>
          </table:table-cell>
          <table:table-cell table:style-name="CarsPredictions.A2" office:value-type="string">
            <text:p text:style-name="P16">20</text:p>
          </table:table-cell>
          <table:table-cell table:style-name="CarsPredictions.A2" office:value-type="string">
            <text:p text:style-name="P16">60</text:p>
          </table:table-cell>
          <table:table-cell table:style-name="CarsPredictions.E2" office:value-type="string">
            <text:p text:style-name="P16">66.2216596343178</text:p>
          </table:table-cell>
        </table:table-row>
        <table:table-row>
          <table:table-cell table:style-name="CarsPredictions.A2" office:value-type="string">
            <text:p text:style-name="P15">44</text:p>
          </table:table-cell>
          <table:table-cell table:style-name="CarsPredictions.A2" office:value-type="string">
            <text:p text:style-name="P15">Audi</text:p>
          </table:table-cell>
          <table:table-cell table:style-name="CarsPredictions.A2" office:value-type="string">
            <text:p text:style-name="P16">22</text:p>
          </table:table-cell>
          <table:table-cell table:style-name="CarsPredictions.A2" office:value-type="string">
            <text:p text:style-name="P16">76</text:p>
          </table:table-cell>
          <table:table-cell table:style-name="CarsPredictions.E2" office:value-type="string">
            <text:p text:style-name="P16">76.3686357243319</text:p>
          </table:table-cell>
        </table:table-row>
        <table:table-row>
          <table:table-cell table:style-name="CarsPredictions.A2" office:value-type="string">
            <text:p text:style-name="P15">46</text:p>
          </table:table-cell>
          <table:table-cell table:style-name="CarsPredictions.A2" office:value-type="string">
            <text:p text:style-name="P15">Buick</text:p>
          </table:table-cell>
          <table:table-cell table:style-name="CarsPredictions.A2" office:value-type="string">
            <text:p text:style-name="P16">24</text:p>
          </table:table-cell>
          <table:table-cell table:style-name="CarsPredictions.A2" office:value-type="string">
            <text:p text:style-name="P16">84</text:p>
          </table:table-cell>
          <table:table-cell table:style-name="CarsPredictions.E2" office:value-type="string">
            <text:p text:style-name="P16">86.515611814346</text:p>
          </table:table-cell>
        </table:table-row>
        <table:table-row>
          <table:table-cell table:style-name="CarsPredictions.A2" office:value-type="string">
            <text:p text:style-name="P15">47</text:p>
          </table:table-cell>
          <table:table-cell table:style-name="CarsPredictions.A2" office:value-type="string">
            <text:p text:style-name="P15">Jeep</text:p>
          </table:table-cell>
          <table:table-cell table:style-name="CarsPredictions.A2" office:value-type="string">
            <text:p text:style-name="P16">24</text:p>
          </table:table-cell>
          <table:table-cell table:style-name="CarsPredictions.A2" office:value-type="string">
            <text:p text:style-name="P16">85</text:p>
          </table:table-cell>
          <table:table-cell table:style-name="CarsPredictions.E2" office:value-type="string">
            <text:p text:style-name="P16">86.515611814346</text:p>
          </table:table-cell>
        </table:table-row>
      </table:table>
      <text:p text:style-name="P4"/>
      <text:list xml:id="list144901674546771" text:continue-numbering="true" text:style-name="L1">
        <text:list-item>
          <text:p text:style-name="P13"><text:span text:style-name="T5">My</text:span><text:span text:style-name="T1"> predictions concerning the petal length through using the petal’s width. </text:span></text:p>
        </text:list-item>
      </text:list>
      <text:p text:style-name="P6"><text:span text:style-name="T2"/></text:p>
      <table:table table:name="PetalPredictions" table:style-name="PetalPredictions">
        <table:table-column table:style-name="PetalPredictions.A"/>
        <table:table-column table:style-name="PetalPredictions.B"/>
        <table:table-column table:style-name="PetalPredictions.C"/>
        <table:table-column table:style-name="PetalPredictions.B"/>
        <table:table-column table:style-name="PetalPredictions.E"/>
        <table:table-column table:style-name="PetalPredictions.F"/>
        <table:table-column table:style-name="PetalPredictions.G"/>
        <table:table-row>
          <table:table-cell table:style-name="PetalPredictions.A1" office:value-type="string">
            <text:p text:style-name="P15">TestRecord</text:p>
          </table:table-cell>
          <table:table-cell table:style-name="PetalPredictions.A1" office:value-type="string">
            <text:p text:style-name="P15">Sepal.Length</text:p>
          </table:table-cell>
          <table:table-cell table:style-name="PetalPredictions.A1" office:value-type="string">
            <text:p text:style-name="P15">Sepal.Width</text:p>
          </table:table-cell>
          <table:table-cell table:style-name="PetalPredictions.A1" office:value-type="string">
            <text:p text:style-name="P15">Petal.Length</text:p>
          </table:table-cell>
          <table:table-cell table:style-name="PetalPredictions.A1" office:value-type="string">
            <text:p text:style-name="P15">Petal.Width</text:p>
          </table:table-cell>
          <table:table-cell table:style-name="PetalPredictions.A1" office:value-type="string">
            <text:p text:style-name="P15">Species</text:p>
          </table:table-cell>
          <table:table-cell table:style-name="PetalPredictions.G1" office:value-type="string">
            <text:p text:style-name="P17">Predicted Petal Length</text:p>
          </table:table-cell>
        </table:table-row>
        <table:table-row>
          <table:table-cell table:style-name="PetalPredictions.A2" office:value-type="string">
            <text:p text:style-name="P15">1</text:p>
          </table:table-cell>
          <table:table-cell table:style-name="PetalPredictions.A2" office:value-type="string">
            <text:p text:style-name="P16">5.1</text:p>
          </table:table-cell>
          <table:table-cell table:style-name="PetalPredictions.A2" office:value-type="string">
            <text:p text:style-name="P16">3.5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2</text:p>
          </table:table-cell>
          <table:table-cell table:style-name="PetalPredictions.A2" office:value-type="string">
            <text:p text:style-name="P16">4.9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3</text:p>
          </table:table-cell>
          <table:table-cell table:style-name="PetalPredictions.A2" office:value-type="string">
            <text:p text:style-name="P16">4.7</text:p>
          </table:table-cell>
          <table:table-cell table:style-name="PetalPredictions.A2" office:value-type="string">
            <text:p text:style-name="P16">3.2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5</text:p>
          </table:table-cell>
          <table:table-cell table:style-name="PetalPredictions.A2" office:value-type="string">
            <text:p text:style-name="P16">5</text:p>
          </table:table-cell>
          <table:table-cell table:style-name="PetalPredictions.A2" office:value-type="string">
            <text:p text:style-name="P16">3.6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ext:soft-page-break/>
        <table:table-row>
          <table:table-cell table:style-name="PetalPredictions.A2" office:value-type="string">
            <text:p text:style-name="P15">11</text:p>
          </table:table-cell>
          <table:table-cell table:style-name="PetalPredictions.A2" office:value-type="string">
            <text:p text:style-name="P16">5.4</text:p>
          </table:table-cell>
          <table:table-cell table:style-name="PetalPredictions.A2" office:value-type="string">
            <text:p text:style-name="P16">3.7</text:p>
          </table:table-cell>
          <table:table-cell table:style-name="PetalPredictions.A2" office:value-type="string">
            <text:p text:style-name="P16">1.5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18</text:p>
          </table:table-cell>
          <table:table-cell table:style-name="PetalPredictions.A2" office:value-type="string">
            <text:p text:style-name="P16">5.1</text:p>
          </table:table-cell>
          <table:table-cell table:style-name="PetalPredictions.A2" office:value-type="string">
            <text:p text:style-name="P16">3.5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0.3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7100397064816</text:p>
          </table:table-cell>
        </table:table-row>
        <table:table-row>
          <table:table-cell table:style-name="PetalPredictions.A2" office:value-type="string">
            <text:p text:style-name="P15">19</text:p>
          </table:table-cell>
          <table:table-cell table:style-name="PetalPredictions.A2" office:value-type="string">
            <text:p text:style-name="P16">5.7</text:p>
          </table:table-cell>
          <table:table-cell table:style-name="PetalPredictions.A2" office:value-type="string">
            <text:p text:style-name="P16">3.8</text:p>
          </table:table-cell>
          <table:table-cell table:style-name="PetalPredictions.A2" office:value-type="string">
            <text:p text:style-name="P16">1.7</text:p>
          </table:table-cell>
          <table:table-cell table:style-name="PetalPredictions.A2" office:value-type="string">
            <text:p text:style-name="P16">0.3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7100397064816</text:p>
          </table:table-cell>
        </table:table-row>
        <table:table-row>
          <table:table-cell table:style-name="PetalPredictions.A2" office:value-type="string">
            <text:p text:style-name="P15">28</text:p>
          </table:table-cell>
          <table:table-cell table:style-name="PetalPredictions.A2" office:value-type="string">
            <text:p text:style-name="P16">5.2</text:p>
          </table:table-cell>
          <table:table-cell table:style-name="PetalPredictions.A2" office:value-type="string">
            <text:p text:style-name="P16">3.5</text:p>
          </table:table-cell>
          <table:table-cell table:style-name="PetalPredictions.A2" office:value-type="string">
            <text:p text:style-name="P16">1.5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29</text:p>
          </table:table-cell>
          <table:table-cell table:style-name="PetalPredictions.A2" office:value-type="string">
            <text:p text:style-name="P16">5.2</text:p>
          </table:table-cell>
          <table:table-cell table:style-name="PetalPredictions.A2" office:value-type="string">
            <text:p text:style-name="P16">3.4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33</text:p>
          </table:table-cell>
          <table:table-cell table:style-name="PetalPredictions.A2" office:value-type="string">
            <text:p text:style-name="P16">5.2</text:p>
          </table:table-cell>
          <table:table-cell table:style-name="PetalPredictions.A2" office:value-type="string">
            <text:p text:style-name="P16">4.1</text:p>
          </table:table-cell>
          <table:table-cell table:style-name="PetalPredictions.A2" office:value-type="string">
            <text:p text:style-name="P16">1.5</text:p>
          </table:table-cell>
          <table:table-cell table:style-name="PetalPredictions.A2" office:value-type="string">
            <text:p text:style-name="P16">0.1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25482147877425</text:p>
          </table:table-cell>
        </table:table-row>
        <table:table-row>
          <table:table-cell table:style-name="PetalPredictions.A2" office:value-type="string">
            <text:p text:style-name="P15">36</text:p>
          </table:table-cell>
          <table:table-cell table:style-name="PetalPredictions.A2" office:value-type="string">
            <text:p text:style-name="P16">5</text:p>
          </table:table-cell>
          <table:table-cell table:style-name="PetalPredictions.A2" office:value-type="string">
            <text:p text:style-name="P16">3.2</text:p>
          </table:table-cell>
          <table:table-cell table:style-name="PetalPredictions.A2" office:value-type="string">
            <text:p text:style-name="P16">1.2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45</text:p>
          </table:table-cell>
          <table:table-cell table:style-name="PetalPredictions.A2" office:value-type="string">
            <text:p text:style-name="P16">5.1</text:p>
          </table:table-cell>
          <table:table-cell table:style-name="PetalPredictions.A2" office:value-type="string">
            <text:p text:style-name="P16">3.8</text:p>
          </table:table-cell>
          <table:table-cell table:style-name="PetalPredictions.A2" office:value-type="string">
            <text:p text:style-name="P16">1.9</text:p>
          </table:table-cell>
          <table:table-cell table:style-name="PetalPredictions.A2" office:value-type="string">
            <text:p text:style-name="P16">0.4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93764882033528</text:p>
          </table:table-cell>
        </table:table-row>
        <table:table-row>
          <table:table-cell table:style-name="PetalPredictions.A2" office:value-type="string">
            <text:p text:style-name="P15">48</text:p>
          </table:table-cell>
          <table:table-cell table:style-name="PetalPredictions.A2" office:value-type="string">
            <text:p text:style-name="P16">4.6</text:p>
          </table:table-cell>
          <table:table-cell table:style-name="PetalPredictions.A2" office:value-type="string">
            <text:p text:style-name="P16">3.2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49</text:p>
          </table:table-cell>
          <table:table-cell table:style-name="PetalPredictions.A2" office:value-type="string">
            <text:p text:style-name="P16">5.3</text:p>
          </table:table-cell>
          <table:table-cell table:style-name="PetalPredictions.A2" office:value-type="string">
            <text:p text:style-name="P16">3.7</text:p>
          </table:table-cell>
          <table:table-cell table:style-name="PetalPredictions.A2" office:value-type="string">
            <text:p text:style-name="P16">1.5</text:p>
          </table:table-cell>
          <table:table-cell table:style-name="PetalPredictions.A2" office:value-type="string">
            <text:p text:style-name="P16">0.2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G2" office:value-type="string">
            <text:p text:style-name="P16">1.48243059262792</text:p>
          </table:table-cell>
        </table:table-row>
        <table:table-row>
          <table:table-cell table:style-name="PetalPredictions.A2" office:value-type="string">
            <text:p text:style-name="P15">55</text:p>
          </table:table-cell>
          <table:table-cell table:style-name="PetalPredictions.A2" office:value-type="string">
            <text:p text:style-name="P16">6.5</text:p>
          </table:table-cell>
          <table:table-cell table:style-name="PetalPredictions.A2" office:value-type="string">
            <text:p text:style-name="P16">2.8</text:p>
          </table:table-cell>
          <table:table-cell table:style-name="PetalPredictions.A2" office:value-type="string">
            <text:p text:style-name="P16">4.6</text:p>
          </table:table-cell>
          <table:table-cell table:style-name="PetalPredictions.A2" office:value-type="string">
            <text:p text:style-name="P16">1.5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4.44134907272572</text:p>
          </table:table-cell>
        </table:table-row>
        <table:table-row>
          <table:table-cell table:style-name="PetalPredictions.A2" office:value-type="string">
            <text:p text:style-name="P15">56</text:p>
          </table:table-cell>
          <table:table-cell table:style-name="PetalPredictions.A2" office:value-type="string">
            <text:p text:style-name="P16">5.7</text:p>
          </table:table-cell>
          <table:table-cell table:style-name="PetalPredictions.A2" office:value-type="string">
            <text:p text:style-name="P16">2.8</text:p>
          </table:table-cell>
          <table:table-cell table:style-name="PetalPredictions.A2" office:value-type="string">
            <text:p text:style-name="P16">4.5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98613084501837</text:p>
          </table:table-cell>
        </table:table-row>
        <table:table-row>
          <table:table-cell table:style-name="PetalPredictions.A2" office:value-type="string">
            <text:p text:style-name="P15">57</text:p>
          </table:table-cell>
          <table:table-cell table:style-name="PetalPredictions.A2" office:value-type="string">
            <text:p text:style-name="P16">6.3</text:p>
          </table:table-cell>
          <table:table-cell table:style-name="PetalPredictions.A2" office:value-type="string">
            <text:p text:style-name="P16">3.3</text:p>
          </table:table-cell>
          <table:table-cell table:style-name="PetalPredictions.A2" office:value-type="string">
            <text:p text:style-name="P16">4.7</text:p>
          </table:table-cell>
          <table:table-cell table:style-name="PetalPredictions.A2" office:value-type="string">
            <text:p text:style-name="P16">1.6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4.6689581865794</text:p>
          </table:table-cell>
        </table:table-row>
        <table:table-row>
          <table:table-cell table:style-name="PetalPredictions.A2" office:value-type="string">
            <text:p text:style-name="P15">58</text:p>
          </table:table-cell>
          <table:table-cell table:style-name="PetalPredictions.A2" office:value-type="string">
            <text:p text:style-name="P16">4.9</text:p>
          </table:table-cell>
          <table:table-cell table:style-name="PetalPredictions.A2" office:value-type="string">
            <text:p text:style-name="P16">2.4</text:p>
          </table:table-cell>
          <table:table-cell table:style-name="PetalPredictions.A2" office:value-type="string">
            <text:p text:style-name="P16">3.3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30330350345734</text:p>
          </table:table-cell>
        </table:table-row>
        <table:table-row>
          <table:table-cell table:style-name="PetalPredictions.A2" office:value-type="string">
            <text:p text:style-name="P15">59</text:p>
          </table:table-cell>
          <table:table-cell table:style-name="PetalPredictions.A2" office:value-type="string">
            <text:p text:style-name="P16">6.6</text:p>
          </table:table-cell>
          <table:table-cell table:style-name="PetalPredictions.A2" office:value-type="string">
            <text:p text:style-name="P16">2.9</text:p>
          </table:table-cell>
          <table:table-cell table:style-name="PetalPredictions.A2" office:value-type="string">
            <text:p text:style-name="P16">4.6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98613084501837</text:p>
          </table:table-cell>
        </table:table-row>
        <table:table-row>
          <table:table-cell table:style-name="PetalPredictions.A2" office:value-type="string">
            <text:p text:style-name="P15">61</text:p>
          </table:table-cell>
          <table:table-cell table:style-name="PetalPredictions.A2" office:value-type="string">
            <text:p text:style-name="P16">5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A2" office:value-type="string">
            <text:p text:style-name="P16">3.5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30330350345734</text:p>
          </table:table-cell>
        </table:table-row>
        <table:table-row>
          <table:table-cell table:style-name="PetalPredictions.A2" office:value-type="string">
            <text:p text:style-name="P15">62</text:p>
          </table:table-cell>
          <table:table-cell table:style-name="PetalPredictions.A2" office:value-type="string">
            <text:p text:style-name="P16">5.9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A2" office:value-type="string">
            <text:p text:style-name="P16">4.2</text:p>
          </table:table-cell>
          <table:table-cell table:style-name="PetalPredictions.A2" office:value-type="string">
            <text:p text:style-name="P16">1.5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4.44134907272572</text:p>
          </table:table-cell>
        </table:table-row>
        <table:table-row>
          <table:table-cell table:style-name="PetalPredictions.A2" office:value-type="string">
            <text:p text:style-name="P15">65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2.9</text:p>
          </table:table-cell>
          <table:table-cell table:style-name="PetalPredictions.A2" office:value-type="string">
            <text:p text:style-name="P16">3.6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98613084501837</text:p>
          </table:table-cell>
        </table:table-row>
        <table:table-row>
          <table:table-cell table:style-name="PetalPredictions.A2" office:value-type="string">
            <text:p text:style-name="P15">66</text:p>
          </table:table-cell>
          <table:table-cell table:style-name="PetalPredictions.A2" office:value-type="string">
            <text:p text:style-name="P16">6.7</text:p>
          </table:table-cell>
          <table:table-cell table:style-name="PetalPredictions.A2" office:value-type="string">
            <text:p text:style-name="P16">3.1</text:p>
          </table:table-cell>
          <table:table-cell table:style-name="PetalPredictions.A2" office:value-type="string">
            <text:p text:style-name="P16">4.4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4.21373995887204</text:p>
          </table:table-cell>
        </table:table-row>
        <table:table-row>
          <table:table-cell table:style-name="PetalPredictions.A2" office:value-type="string">
            <text:p text:style-name="P15">68</text:p>
          </table:table-cell>
          <table:table-cell table:style-name="PetalPredictions.A2" office:value-type="string">
            <text:p text:style-name="P16">5.8</text:p>
          </table:table-cell>
          <table:table-cell table:style-name="PetalPredictions.A2" office:value-type="string">
            <text:p text:style-name="P16">2.7</text:p>
          </table:table-cell>
          <table:table-cell table:style-name="PetalPredictions.A2" office:value-type="string">
            <text:p text:style-name="P16">4.1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30330350345734</text:p>
          </table:table-cell>
        </table:table-row>
        <text:soft-page-break/>
        <table:table-row>
          <table:table-cell table:style-name="PetalPredictions.A2" office:value-type="string">
            <text:p text:style-name="P15">70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2.5</text:p>
          </table:table-cell>
          <table:table-cell table:style-name="PetalPredictions.A2" office:value-type="string">
            <text:p text:style-name="P16">3.9</text:p>
          </table:table-cell>
          <table:table-cell table:style-name="PetalPredictions.A2" office:value-type="string">
            <text:p text:style-name="P16">1.1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53091261731101</text:p>
          </table:table-cell>
        </table:table-row>
        <table:table-row>
          <table:table-cell table:style-name="PetalPredictions.A2" office:value-type="string">
            <text:p text:style-name="P15">77</text:p>
          </table:table-cell>
          <table:table-cell table:style-name="PetalPredictions.A2" office:value-type="string">
            <text:p text:style-name="P16">6.8</text:p>
          </table:table-cell>
          <table:table-cell table:style-name="PetalPredictions.A2" office:value-type="string">
            <text:p text:style-name="P16">2.8</text:p>
          </table:table-cell>
          <table:table-cell table:style-name="PetalPredictions.A2" office:value-type="string">
            <text:p text:style-name="P16">4.8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4.21373995887204</text:p>
          </table:table-cell>
        </table:table-row>
        <table:table-row>
          <table:table-cell table:style-name="PetalPredictions.A2" office:value-type="string">
            <text:p text:style-name="P15">83</text:p>
          </table:table-cell>
          <table:table-cell table:style-name="PetalPredictions.A2" office:value-type="string">
            <text:p text:style-name="P16">5.8</text:p>
          </table:table-cell>
          <table:table-cell table:style-name="PetalPredictions.A2" office:value-type="string">
            <text:p text:style-name="P16">2.7</text:p>
          </table:table-cell>
          <table:table-cell table:style-name="PetalPredictions.A2" office:value-type="string">
            <text:p text:style-name="P16">3.9</text:p>
          </table:table-cell>
          <table:table-cell table:style-name="PetalPredictions.A2" office:value-type="string">
            <text:p text:style-name="P16">1.2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75852173116469</text:p>
          </table:table-cell>
        </table:table-row>
        <table:table-row>
          <table:table-cell table:style-name="PetalPredictions.A2" office:value-type="string">
            <text:p text:style-name="P15">84</text:p>
          </table:table-cell>
          <table:table-cell table:style-name="PetalPredictions.A2" office:value-type="string">
            <text:p text:style-name="P16">6</text:p>
          </table:table-cell>
          <table:table-cell table:style-name="PetalPredictions.A2" office:value-type="string">
            <text:p text:style-name="P16">2.7</text:p>
          </table:table-cell>
          <table:table-cell table:style-name="PetalPredictions.A2" office:value-type="string">
            <text:p text:style-name="P16">5.1</text:p>
          </table:table-cell>
          <table:table-cell table:style-name="PetalPredictions.A2" office:value-type="string">
            <text:p text:style-name="P16">1.6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4.6689581865794</text:p>
          </table:table-cell>
        </table:table-row>
        <table:table-row>
          <table:table-cell table:style-name="PetalPredictions.A2" office:value-type="string">
            <text:p text:style-name="P15">94</text:p>
          </table:table-cell>
          <table:table-cell table:style-name="PetalPredictions.A2" office:value-type="string">
            <text:p text:style-name="P16">5</text:p>
          </table:table-cell>
          <table:table-cell table:style-name="PetalPredictions.A2" office:value-type="string">
            <text:p text:style-name="P16">2.3</text:p>
          </table:table-cell>
          <table:table-cell table:style-name="PetalPredictions.A2" office:value-type="string">
            <text:p text:style-name="P16">3.3</text:p>
          </table:table-cell>
          <table:table-cell table:style-name="PetalPredictions.A2" office:value-type="string">
            <text:p text:style-name="P16">1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30330350345734</text:p>
          </table:table-cell>
        </table:table-row>
        <table:table-row>
          <table:table-cell table:style-name="PetalPredictions.A2" office:value-type="string">
            <text:p text:style-name="P15">95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2.7</text:p>
          </table:table-cell>
          <table:table-cell table:style-name="PetalPredictions.A2" office:value-type="string">
            <text:p text:style-name="P16">4.2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98613084501837</text:p>
          </table:table-cell>
        </table:table-row>
        <table:table-row>
          <table:table-cell table:style-name="PetalPredictions.A2" office:value-type="string">
            <text:p text:style-name="P15">98</text:p>
          </table:table-cell>
          <table:table-cell table:style-name="PetalPredictions.A2" office:value-type="string">
            <text:p text:style-name="P16">6.2</text:p>
          </table:table-cell>
          <table:table-cell table:style-name="PetalPredictions.A2" office:value-type="string">
            <text:p text:style-name="P16">2.9</text:p>
          </table:table-cell>
          <table:table-cell table:style-name="PetalPredictions.A2" office:value-type="string">
            <text:p text:style-name="P16">4.3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98613084501837</text:p>
          </table:table-cell>
        </table:table-row>
        <table:table-row>
          <table:table-cell table:style-name="PetalPredictions.A2" office:value-type="string">
            <text:p text:style-name="P15">100</text:p>
          </table:table-cell>
          <table:table-cell table:style-name="PetalPredictions.A2" office:value-type="string">
            <text:p text:style-name="P16">5.7</text:p>
          </table:table-cell>
          <table:table-cell table:style-name="PetalPredictions.A2" office:value-type="string">
            <text:p text:style-name="P16">2.8</text:p>
          </table:table-cell>
          <table:table-cell table:style-name="PetalPredictions.A2" office:value-type="string">
            <text:p text:style-name="P16">4.1</text:p>
          </table:table-cell>
          <table:table-cell table:style-name="PetalPredictions.A2" office:value-type="string">
            <text:p text:style-name="P16">1.3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G2" office:value-type="string">
            <text:p text:style-name="P16">3.98613084501837</text:p>
          </table:table-cell>
        </table:table-row>
        <table:table-row>
          <table:table-cell table:style-name="PetalPredictions.A2" office:value-type="string">
            <text:p text:style-name="P15">101</text:p>
          </table:table-cell>
          <table:table-cell table:style-name="PetalPredictions.A2" office:value-type="string">
            <text:p text:style-name="P16">6.3</text:p>
          </table:table-cell>
          <table:table-cell table:style-name="PetalPredictions.A2" office:value-type="string">
            <text:p text:style-name="P16">3.3</text:p>
          </table:table-cell>
          <table:table-cell table:style-name="PetalPredictions.A2" office:value-type="string">
            <text:p text:style-name="P16">6</text:p>
          </table:table-cell>
          <table:table-cell table:style-name="PetalPredictions.A2" office:value-type="string">
            <text:p text:style-name="P16">2.5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6.71744021126249</text:p>
          </table:table-cell>
        </table:table-row>
        <table:table-row>
          <table:table-cell table:style-name="PetalPredictions.A2" office:value-type="string">
            <text:p text:style-name="P15">104</text:p>
          </table:table-cell>
          <table:table-cell table:style-name="PetalPredictions.A2" office:value-type="string">
            <text:p text:style-name="P16">6.3</text:p>
          </table:table-cell>
          <table:table-cell table:style-name="PetalPredictions.A2" office:value-type="string">
            <text:p text:style-name="P16">2.9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1.8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5.12417641428675</text:p>
          </table:table-cell>
        </table:table-row>
        <table:table-row>
          <table:table-cell table:style-name="PetalPredictions.A2" office:value-type="string">
            <text:p text:style-name="P15">105</text:p>
          </table:table-cell>
          <table:table-cell table:style-name="PetalPredictions.A2" office:value-type="string">
            <text:p text:style-name="P16">6.5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A2" office:value-type="string">
            <text:p text:style-name="P16">5.8</text:p>
          </table:table-cell>
          <table:table-cell table:style-name="PetalPredictions.A2" office:value-type="string">
            <text:p text:style-name="P16">2.2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6.03461286970146</text:p>
          </table:table-cell>
        </table:table-row>
        <table:table-row>
          <table:table-cell table:style-name="PetalPredictions.A2" office:value-type="string">
            <text:p text:style-name="P15">111</text:p>
          </table:table-cell>
          <table:table-cell table:style-name="PetalPredictions.A2" office:value-type="string">
            <text:p text:style-name="P16">6.5</text:p>
          </table:table-cell>
          <table:table-cell table:style-name="PetalPredictions.A2" office:value-type="string">
            <text:p text:style-name="P16">3.2</text:p>
          </table:table-cell>
          <table:table-cell table:style-name="PetalPredictions.A2" office:value-type="string">
            <text:p text:style-name="P16">5.1</text:p>
          </table:table-cell>
          <table:table-cell table:style-name="PetalPredictions.A2" office:value-type="string">
            <text:p text:style-name="P16">2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5.5793946419941</text:p>
          </table:table-cell>
        </table:table-row>
        <table:table-row>
          <table:table-cell table:style-name="PetalPredictions.A2" office:value-type="string">
            <text:p text:style-name="P15">113</text:p>
          </table:table-cell>
          <table:table-cell table:style-name="PetalPredictions.A2" office:value-type="string">
            <text:p text:style-name="P16">6.8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A2" office:value-type="string">
            <text:p text:style-name="P16">5.5</text:p>
          </table:table-cell>
          <table:table-cell table:style-name="PetalPredictions.A2" office:value-type="string">
            <text:p text:style-name="P16">2.1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5.80700375584778</text:p>
          </table:table-cell>
        </table:table-row>
        <table:table-row>
          <table:table-cell table:style-name="PetalPredictions.A2" office:value-type="string">
            <text:p text:style-name="P15">116</text:p>
          </table:table-cell>
          <table:table-cell table:style-name="PetalPredictions.A2" office:value-type="string">
            <text:p text:style-name="P16">6.4</text:p>
          </table:table-cell>
          <table:table-cell table:style-name="PetalPredictions.A2" office:value-type="string">
            <text:p text:style-name="P16">3.2</text:p>
          </table:table-cell>
          <table:table-cell table:style-name="PetalPredictions.A2" office:value-type="string">
            <text:p text:style-name="P16">5.3</text:p>
          </table:table-cell>
          <table:table-cell table:style-name="PetalPredictions.A2" office:value-type="string">
            <text:p text:style-name="P16">2.3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6.26222198355513</text:p>
          </table:table-cell>
        </table:table-row>
        <table:table-row>
          <table:table-cell table:style-name="PetalPredictions.A2" office:value-type="string">
            <text:p text:style-name="P15">125</text:p>
          </table:table-cell>
          <table:table-cell table:style-name="PetalPredictions.A2" office:value-type="string">
            <text:p text:style-name="P16">6.7</text:p>
          </table:table-cell>
          <table:table-cell table:style-name="PetalPredictions.A2" office:value-type="string">
            <text:p text:style-name="P16">3.3</text:p>
          </table:table-cell>
          <table:table-cell table:style-name="PetalPredictions.A2" office:value-type="string">
            <text:p text:style-name="P16">5.7</text:p>
          </table:table-cell>
          <table:table-cell table:style-name="PetalPredictions.A2" office:value-type="string">
            <text:p text:style-name="P16">2.1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5.80700375584778</text:p>
          </table:table-cell>
        </table:table-row>
        <table:table-row>
          <table:table-cell table:style-name="PetalPredictions.A2" office:value-type="string">
            <text:p text:style-name="P15">131</text:p>
          </table:table-cell>
          <table:table-cell table:style-name="PetalPredictions.A2" office:value-type="string">
            <text:p text:style-name="P16">7.4</text:p>
          </table:table-cell>
          <table:table-cell table:style-name="PetalPredictions.A2" office:value-type="string">
            <text:p text:style-name="P16">2.8</text:p>
          </table:table-cell>
          <table:table-cell table:style-name="PetalPredictions.A2" office:value-type="string">
            <text:p text:style-name="P16">6.1</text:p>
          </table:table-cell>
          <table:table-cell table:style-name="PetalPredictions.A2" office:value-type="string">
            <text:p text:style-name="P16">1.9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5.35178552814043</text:p>
          </table:table-cell>
        </table:table-row>
        <table:table-row>
          <table:table-cell table:style-name="PetalPredictions.A2" office:value-type="string">
            <text:p text:style-name="P15">133</text:p>
          </table:table-cell>
          <table:table-cell table:style-name="PetalPredictions.A2" office:value-type="string">
            <text:p text:style-name="P16">6.4</text:p>
          </table:table-cell>
          <table:table-cell table:style-name="PetalPredictions.A2" office:value-type="string">
            <text:p text:style-name="P16">2.8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2.2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6.03461286970146</text:p>
          </table:table-cell>
        </table:table-row>
        <table:table-row>
          <table:table-cell table:style-name="PetalPredictions.A2" office:value-type="string">
            <text:p text:style-name="P15">135</text:p>
          </table:table-cell>
          <table:table-cell table:style-name="PetalPredictions.A2" office:value-type="string">
            <text:p text:style-name="P16">6.1</text:p>
          </table:table-cell>
          <table:table-cell table:style-name="PetalPredictions.A2" office:value-type="string">
            <text:p text:style-name="P16">2.6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1.4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4.21373995887204</text:p>
          </table:table-cell>
        </table:table-row>
        <table:table-row>
          <table:table-cell table:style-name="PetalPredictions.A2" office:value-type="string">
            <text:p text:style-name="P15">140</text:p>
          </table:table-cell>
          <table:table-cell table:style-name="PetalPredictions.A2" office:value-type="string">
            <text:p text:style-name="P16">6.9</text:p>
          </table:table-cell>
          <table:table-cell table:style-name="PetalPredictions.A2" office:value-type="string">
            <text:p text:style-name="P16">3.1</text:p>
          </table:table-cell>
          <table:table-cell table:style-name="PetalPredictions.A2" office:value-type="string">
            <text:p text:style-name="P16">5.4</text:p>
          </table:table-cell>
          <table:table-cell table:style-name="PetalPredictions.A2" office:value-type="string">
            <text:p text:style-name="P16">2.1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5.80700375584778</text:p>
          </table:table-cell>
        </table:table-row>
        <table:table-row>
          <table:table-cell table:style-name="PetalPredictions.A2" office:value-type="string">
            <text:p text:style-name="P15">141</text:p>
          </table:table-cell>
          <table:table-cell table:style-name="PetalPredictions.A2" office:value-type="string">
            <text:p text:style-name="P16">6.7</text:p>
          </table:table-cell>
          <table:table-cell table:style-name="PetalPredictions.A2" office:value-type="string">
            <text:p text:style-name="P16">3.1</text:p>
          </table:table-cell>
          <table:table-cell table:style-name="PetalPredictions.A2" office:value-type="string">
            <text:p text:style-name="P16">5.6</text:p>
          </table:table-cell>
          <table:table-cell table:style-name="PetalPredictions.A2" office:value-type="string">
            <text:p text:style-name="P16">2.4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6.48983109740881</text:p>
          </table:table-cell>
        </table:table-row>
        <text:soft-page-break/>
        <table:table-row>
          <table:table-cell table:style-name="PetalPredictions.A2" office:value-type="string">
            <text:p text:style-name="P15">145</text:p>
          </table:table-cell>
          <table:table-cell table:style-name="PetalPredictions.A2" office:value-type="string">
            <text:p text:style-name="P16">6.7</text:p>
          </table:table-cell>
          <table:table-cell table:style-name="PetalPredictions.A2" office:value-type="string">
            <text:p text:style-name="P16">3.3</text:p>
          </table:table-cell>
          <table:table-cell table:style-name="PetalPredictions.A2" office:value-type="string">
            <text:p text:style-name="P16">5.7</text:p>
          </table:table-cell>
          <table:table-cell table:style-name="PetalPredictions.A2" office:value-type="string">
            <text:p text:style-name="P16">2.5</text:p>
          </table:table-cell>
          <table:table-cell table:style-name="PetalPredictions.A2" office:value-type="string">
            <text:p text:style-name="P16">3</text:p>
          </table:table-cell>
          <table:table-cell table:style-name="PetalPredictions.G2" office:value-type="string">
            <text:p text:style-name="P16">6.71744021126249</text:p>
          </table:table-cell>
        </table:table-row>
      </table:table>
      <text:p text:style-name="P6"><text:span text:style-name="T2"/></text:p>
      <text:p text:style-name="P6"><text:span text:style-name="T2"/></text:p>
      <text:list xml:id="list144902828437608" text:continue-numbering="true" text:style-name="L1">
        <text:list-item>
          <text:p text:style-name="P13"><text:span text:style-name="T1">The errors/warning messages that </text:span><text:span text:style-name="T5">I</text:span><text:span text:style-name="T1"> encountered and how </text:span><text:span text:style-name="T5">I</text:span><text:span text:style-name="T1"> overcame them.</text:span></text:p>
        </text:list-item>
      </text:list>
      <text:p text:style-name="P6"><text:span text:style-name="T2"/></text:p>
      <text:p text:style-name="P9"><text:span text:style-name="T2">Here is a copy of the script you provided me. I added some comments at the end of each line prefaced by “#” that describes the error I found (if any otherwise “ok”) and in italics.</text:span></text:p>
      <text:p text:style-name="P9"><text:span text:style-name="T2"/></text:p>
      <text:p text:style-name="P9"><text:span text:style-name="T2">install.packages("readr") <text:tab/><text:tab/></text:span><text:span text:style-name="T6">#added "" around readr</text:span></text:p>
      <text:p text:style-name="P9"><text:span text:style-name="T2"/></text:p>
      <text:p text:style-name="P9"><text:span text:style-name="T2">library(readr)<text:tab/><text:tab/><text:tab/><text:tab/></text:span><text:span text:style-name="T6">#removed "" around readr</text:span></text:p>
      <text:p text:style-name="P9"><text:span text:style-name="T2"/></text:p>
      <text:p text:style-name="P9"><text:span text:style-name="T2">IrisDataset &lt;- read.csv("iris.csv") <text:tab/></text:span><text:span text:style-name="T6">#added "" around filename</text:span></text:p>
      <text:p text:style-name="P9"><text:span text:style-name="T2"/></text:p>
      <text:p text:style-name="P9"><text:span text:style-name="T2">attributes(IrisDataset) <text:tab/><text:tab/><text:tab/></text:span><text:span text:style-name="T6">#ok</text:span></text:p>
      <text:p text:style-name="P9"><text:span text:style-name="T2"/></text:p>
      <text:p text:style-name="P9"><text:span text:style-name="T2">summary(IrisDataset) <text:tab/><text:tab/><text:tab/></text:span><text:span text:style-name="T6"># added I to risDataset mispelling </text:span></text:p>
      <text:p text:style-name="P9"><text:span text:style-name="T2"/></text:p>
      <text:p text:style-name="P9"><text:span text:style-name="T2">str(IrisDataset) <text:tab/><text:tab/><text:tab/></text:span><text:span text:style-name="T6">#removed s at end of IrisDataset</text:span></text:p>
      <text:p text:style-name="P9"><text:span text:style-name="T2"/></text:p>
      <text:p text:style-name="P9"><text:span text:style-name="T2">names(IrisDataset)<text:tab/><text:tab/><text:tab/></text:span><text:span text:style-name="T6">#ok</text:span></text:p>
      <text:p text:style-name="P9"><text:span text:style-name="T2"/></text:p>
      <text:p text:style-name="P9"><text:span text:style-name="T2">NumericSpecies&lt;-as.numeric(IrisDataset$Species) <text:tab/></text:span><text:span text:style-name="T6">#have to convert Species <text:s/>to numeric to utilize hist</text:span></text:p>
      <text:p text:style-name="P9"><text:span text:style-name="T2">hist(NumericSpecies)<text:tab/><text:tab/><text:tab/></text:span><text:span text:style-name="T6">#ok</text:span></text:p>
      <text:p text:style-name="P9"><text:span text:style-name="T2"><text:s text:c="8"/></text:span></text:p>
      <text:p text:style-name="P9"><text:span text:style-name="T2">plot(IrisDataset$Sepal.Length) <text:tab/></text:span><text:span text:style-name="T6">#added closing ‘)’</text:span></text:p>
      <text:p text:style-name="P9"><text:span text:style-name="T2"><text:s text:c="5"/></text:span></text:p>
      <text:p text:style-name="P9"><text:span text:style-name="T2"><text:s text:c="5"/>qqnorm(IrisDataset$Sepal.Length) </text:span><text:span text:style-name="T6">#can't use the whole dataset - have to pl</text:span><text:span text:style-name="T7">o</text:span><text:span text:style-name="T6">t </text:span><text:span text:style-name="T7">only </text:span><text:span text:style-name="T6">one feature </text:span><text:span text:style-name="T7">at time</text:span></text:p>
      <text:p text:style-name="P9"><text:span text:style-name="T2"><text:s text:c="5"/></text:span></text:p>
      <text:p text:style-name="P9"><text:span text:style-name="T2"><text:s text:c="5"/>IrisDataset$Species&lt;- as.numeric(IrisDataset$Species) <text:tab/></text:span><text:span text:style-name="T6">#ok</text:span></text:p>
      <text:p text:style-name="P9"><text:span text:style-name="T2"><text:s text:c="5"/></text:span></text:p>
      <text:p text:style-name="P9"><text:span text:style-name="T2"><text:s text:c="5"/>set.seed(123)<text:tab/><text:tab/><text:tab/><text:tab/><text:tab/><text:tab/></text:span><text:span text:style-name="T6">#ok</text:span></text:p>
      <text:p text:style-name="P9"><text:span text:style-name="T2"><text:s text:c="5"/></text:span></text:p>
      <text:p text:style-name="P9"><text:span text:style-name="T2"><text:s text:c="5"/>trainSize &lt;- round(nrow(IrisDataset) * 0.7) <text:tab/><text:tab/></text:span><text:span text:style-name="T6">#change % to .7 for training data set size</text:span></text:p>
      <text:p text:style-name="P9"><text:span text:style-name="T2"><text:s text:c="5"/></text:span></text:p>
      <text:p text:style-name="P9"><text:span text:style-name="T2"><text:s text:c="5"/>testSize &lt;- nrow(IrisDataset) - trainSize </text:span><text:span text:style-name="T6">#change trainSet to trainsize to calculate test data set size</text:span></text:p>
      <text:p text:style-name="P9"><text:span text:style-name="T2"><text:s text:c="5"/></text:span></text:p>
      <text:p text:style-name="P9"><text:span text:style-name="T2"><text:s text:c="5"/>trainSize <text:tab/><text:tab/><text:tab/><text:tab/><text:tab/><text:tab/></text:span><text:span text:style-name="T6"># delete s misspelling</text:span></text:p>
      <text:p text:style-name="P9"><text:span text:style-name="T2"><text:s text:c="5"/></text:span></text:p>
      <text:p text:style-name="P9"><text:span text:style-name="T2"><text:s text:c="5"/>testSize <text:tab/><text:tab/><text:tab/><text:tab/><text:tab/><text:tab/></text:span><text:span text:style-name="T6">#ok</text:span></text:p>
      <text:p text:style-name="P9"><text:span text:style-name="T2"><text:s text:c="5"/></text:span></text:p>
      <text:p text:style-name="P9"><text:span text:style-name="T2"><text:s text:c="5"/>training_indices&lt;-sample(seq_len(nrow(IrisDataset)),size =trainSize) </text:span><text:span text:style-name="T6">#need to define the training set indices</text:span></text:p>
      <text:p text:style-name="P9"><text:span text:style-name="T2"><text:s text:c="5"/></text:span></text:p>
      <text:p text:style-name="P9"><text:span text:style-name="T2"><text:s text:c="5"/>trainSet &lt;- IrisDataset[training_indices, ] <text:tab/><text:tab/></text:span><text:span text:style-name="T6">#ok</text:span></text:p>
      <text:p text:style-name="P9"><text:span text:style-name="T2"><text:s text:c="5"/></text:span></text:p>
      <text:p text:style-name="P9"><text:soft-page-break/><text:span text:style-name="T2"><text:s text:c="5"/>testSet &lt;- IrisDataset[-training_indices, ] <text:tab/><text:tab/></text:span><text:span text:style-name="T6">#ok</text:span></text:p>
      <text:p text:style-name="P9"><text:span text:style-name="T2"><text:s text:c="5"/></text:span></text:p>
      <text:p text:style-name="P9"><text:span text:style-name="T2"><text:s text:c="5"/>set.seed(405) <text:tab/><text:tab/><text:tab/><text:tab/><text:tab/></text:span><text:span text:style-name="T6"># ok - no real reason to do this here though</text:span></text:p>
      <text:p text:style-name="P9"><text:span text:style-name="T2"><text:s text:c="5"/></text:span></text:p>
      <text:p text:style-name="P9"><text:span text:style-name="T2"><text:s text:c="5"/>trainSet &lt;- IrisDataset[training_indices, ] <text:tab/><text:tab/></text:span><text:span text:style-name="T6">#ok</text:span></text:p>
      <text:p text:style-name="P9"><text:span text:style-name="T2"><text:s text:c="5"/></text:span></text:p>
      <text:p text:style-name="P9"><text:span text:style-name="T2"><text:s text:c="5"/>testSet &lt;- IrisDataset[-training_indices, ] <text:tab/><text:tab/></text:span><text:span text:style-name="T6">#ok</text:span></text:p>
      <text:p text:style-name="P9"><text:span text:style-name="T2"><text:s text:c="5"/></text:span></text:p>
      <text:p text:style-name="P9"><text:span text:style-name="T2"><text:s text:c="5"/>LinearModel&lt;- lm(Petal.Length~ Petal.Width, trainSet) </text:span><text:span text:style-name="T6">#Label is Length predicted by Width on trainSet, also don't use dataset name IrisDataset$Petal.Width</text:span></text:p>
      <text:p text:style-name="P9"><text:span text:style-name="T2"><text:s text:c="5"/></text:span></text:p>
      <text:p text:style-name="P9"><text:span text:style-name="T2"><text:s text:c="5"/>summary(LinearModel) <text:tab/><text:tab/><text:tab/><text:tab/></text:span><text:span text:style-name="T6">#ok</text:span></text:p>
      <text:p text:style-name="P9"><text:span text:style-name="T2"><text:s text:c="5"/></text:span></text:p>
      <text:p text:style-name="P9"><text:span text:style-name="T2"><text:s text:c="5"/>d = data.frame(testSet, predict(LinearModel, testSet, interval="prediction")) </text:span><text:span text:style-name="T6">#put the prediction in a dataframe so can output easier</text:span></text:p>
      <text:p text:style-name="P9"><text:span text:style-name="T2"><text:s text:c="5"/>#prediction←predict(LinearModel,testSet)<text:tab/></text:span><text:span text:style-name="T6">#added comma in predict argument list – </text:span><text:span text:style-name="T7">this was the original line in the error script. I commented it out to utilize a data frame to grab the data in a better format for the report but I note the error in this line that I found</text:span></text:p>
      <text:p text:style-name="P9"><text:span text:style-name="T2"><text:s text:c="5"/></text:span></text:p>
      <text:p text:style-name="P9"><text:span text:style-name="T2"><text:s text:c="5"/>df &lt;- d[ -c(1) ]<text:tab/></text:span><text:span text:style-name="T7">#added to remove the first column of new data frame with is duplicate of second</text:span></text:p>
      <text:p text:style-name="P9"><text:span text:style-name="T2"><text:s text:c="5"/>df<text:tab/><text:tab/><text:tab/></text:span><text:span text:style-name="T7">#outputs the dataframe like the statement “prediction” would have</text:span></text:p>
      <text:p text:style-name="P9"><text:span text:style-name="T2"><text:s text:c="5"/></text:span></text:p>
      <text:p text:style-name="P9"><text:span text:style-name="T2"><text:s text:c="5"/>write.csv(df, 'predictions.csv') </text:span><text:span text:style-name="T7">#writes to csv so I can just grab the table already formatted correctly</text:span></text:p>
      <text:p text:style-name="P9"><text:span text:style-name="T7"/></text:p>
      <text:list xml:id="list144902772528432" text:continue-numbering="true" text:style-name="L1">
        <text:list-item>
          <text:p text:style-name="P14"><text:span text:style-name="T1">Was it straightforward to install R and RStudio? </text:span></text:p>
        </text:list-item>
      </text:list>
      <text:p text:style-name="P7"><text:span text:style-name="T2"/></text:p>
      <text:p text:style-name="P11"><text:span text:style-name="T4">I </text:span><text:span text:style-name="T3">had no issues. This was helpful.</text:span></text:p>
      <text:p text:style-name="P10"><text:span text:style-name="T7"/></text:p>
      <text:list xml:id="list144902415343675" text:continue-numbering="true" text:style-name="L1">
        <text:list-item>
          <text:p>Was the tutorial useful? Would you recommend it to others? </text:p>
        </text:list-item>
      </text:list>
      <text:p text:style-name="P8"><text:span text:style-name="T2"/></text:p>
      <text:p text:style-name="P11"><text:span text:style-name="T3">This was really helpful. There were enough errors that it made me read closely. I was also a little challenged to figure out the error with the LinearRegression model where the dataset$column was in the statement. It took me a while to figure out to remove the dataset part. I also spend a little time trying to understand how to write back to a file, as well as format the output using a dataframe. So, I felt it was the right amount of effort required to allow me to spend a little time researching related topics and do a little more in the time we had.</text:span></text:p>
      <text:p text:style-name="P11"><text:span text:style-name="T8"/></text:p>
      <text:list xml:id="list144901917521401" text:continue-numbering="true" text:style-name="L1">
        <text:list-item>
          <text:p>What are the main lessons you've learned from this experience? </text:p>
        </text:list-item>
      </text:list>
      <text:p text:style-name="P8"><text:span text:style-name="T2"/></text:p>
      <text:p text:style-name="P11"><text:span text:style-name="T3">As with any of my experiences with writing code of any type: take my time and google is my friend. </text:span></text:p>
      <text:p text:style-name="P11"><text:span text:style-name="T8"/></text:p>
      <text:list xml:id="list144903889985939" text:continue-numbering="true" text:style-name="L1">
        <text:list-item>
          <text:p>What recommendations would you give to other employees who need to get started using R and doing predictive analytics in R instead of Rapidminer? </text:p>
        </text:list-item>
      </text:list>
      <text:p text:style-name="P8"><text:span text:style-name="T2"/></text:p>
      <text:p text:style-name="P11"><text:span text:style-name="T3">Give yourself more time to learn the complexities – which is really the flexibilities – of R. Rapid Miner is quick to learn, and limited in configurable options. R has a ton of options for each function. Run the function with defaults first and ensure you can produce an acceptable first pass without warnings or errors. Then spend a little time exploring the other options for that function that might improve the result of that function call – whatever the objective of the function might 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4:15:38.499000000</meta:creation-date>
    <dc:date>2019-09-08T14:49:01.433000000</dc:date>
    <meta:editing-duration>PT7M49S</meta:editing-duration>
    <meta:editing-cycles>2</meta:editing-cycles>
    <meta:generator>LibreOffice/6.2.5.2$Windows_X86_64 LibreOffice_project/1ec314fa52f458adc18c4f025c545a4e8b22c159</meta:generator>
    <meta:document-statistic meta:table-count="2" meta:image-count="0" meta:object-count="0" meta:page-count="5" meta:paragraph-count="467" meta:word-count="1047" meta:character-count="6302" meta:non-whitespace-character-count="5439"/>
  </office:meta>
</office:document-meta>
</file>